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HelveticaNeue" fo:font-size="11pt" fo:font-style="normal" fo:font-weight="normal" officeooo:paragraph-rsid="0008dba7" style:font-size-asian="11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ara El Hachimi &amp; Iannis OV</text:p>
      <text:p text:style-name="P1"/>
      <text:p text:style-name="P1">The duo Sara El Hachimi &amp; Iannis OV (Iannis Obiols) creates a warm yet mysterious musical world, blending playful soundscapes with a constant curiosity for new jazz-inspired colors. </text:p>
      <text:p text:style-name="P1"/>
      <text:p text:style-name="P1">Their original music feels intimate and atmospheric while inviting listeners into unfamiliar wavelengths.</text:p>
      <text:p text:style-name="P1"/>
      <text:p text:style-name="P1">With a strong sense of improvisation and a love for unexpected turns, each piece becomes a small journey of discovery—accessible, multilayered, and always full of charact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i" fo:country="FI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06T20:20:13.170000000</dc:date>
    <meta:editing-duration>PT5M17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4" meta:word-count="74" meta:character-count="488" meta:non-whitespace-character-count="417"/>
  </office:meta>
</office:document-meta>
</file>